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5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7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19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draw:fill-color="#ffcc99" draw:opacity="50%" draw:textarea-horizontal-align="justify" draw:textarea-vertical-align="middle" draw:auto-grow-height="false" draw:shadow-opacity="50%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5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30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1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3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4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6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  <style:text-properties fo:font-size="18p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  <style:text-properties fo:font-size="18p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  <style:text-properties fo:font-size="18p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Ubuntu Mono'" style:font-pitch="fixed"/>
    </style:style>
    <style:style style:name="P18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0" style:family="paragraph">
      <style:paragraph-properties fo:text-align="center"/>
      <style:text-properties fo:font-size="15pt" style:font-size-asian="15pt" style:font-size-complex="15pt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5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7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8" style:family="paragraph"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style:text-properties fo:color="#008000" fo:font-weight="bold" style:font-weight-asian="bold" style:font-weight-complex="bold"/>
    </style:style>
    <style:style style:name="P30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1" style:family="paragraph">
      <style:paragraph-properties fo:text-align="center"/>
      <style:text-properties fo:color="#ffff00" fo:font-size="16pt" style:font-size-asian="16pt" style:font-size-complex="16pt"/>
    </style:style>
    <style:style style:name="P32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3" style:family="paragraph">
      <style:paragraph-properties fo:text-align="center"/>
      <style:text-properties fo:color="#ffff00" fo:font-size="14pt" style:font-size-asian="14pt" style:font-size-complex="14pt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style:text-properties fo:color="#ff0000" fo:font-size="15pt" style:font-size-asian="15pt" style:font-size-complex="15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'Ubuntu Mono'" style:font-pitch="fixed" fo:font-size="10pt" style:font-size-asian="10pt" style:font-size-complex="10pt"/>
    </style:style>
    <style:style style:name="T20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2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8000" fo:font-weight="bold" style:font-weight-asian="bold" style:font-weight-complex="bold"/>
    </style:style>
    <style:style style:name="T28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9" style:family="text">
      <style:text-properties fo:font-size="60pt" fo:font-weight="bold" style:font-size-asian="60pt" style:font-weight-asian="bold" style:font-size-complex="60pt" style:font-weight-complex="bold"/>
    </style:style>
    <style:style style:name="T30" style:family="text">
      <style:text-properties fo:color="#ffff00" fo:font-size="16pt" style:font-size-asian="16pt" style:font-size-complex="16pt"/>
    </style:style>
    <style:style style:name="T31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3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ffff00" fo:font-size="14pt" style:font-size-asian="14pt" style:font-size-complex="14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0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ff0000" fo:font-size="15pt" style:font-size-asian="15pt" style:font-size-complex="15pt"/>
    </style:style>
    <style:style style:name="T4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ff" fo:font-family="'Ubuntu Mono'" style:font-pitch="fixed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1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3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4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5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7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4" draw:layer="layout" svg:width="6.096cm" svg:height="2.205cm" svg:x="3.125cm" svg:y="12.273cm">
          <text:p text:style-name="P12"><text:span text:style-name="T11">1918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6" draw:layer="layout" svg:width="6.781cm" svg:height="1.069cm" svg:x="2.871cm" svg:y="9.652cm" presentation:class="title" presentation:user-transformed="true">
          <draw:text-box>
            <text:p text:style-name="P15"><text:span text:style-name="T12">owd_test_cases</text:span></text:p>
          </draw:text-box>
        </draw:frame>
        <draw:frame presentation:style-name="pr2" draw:text-style-name="P16" draw:layer="layout" svg:width="9.398cm" svg:height="1.069cm" svg:x="16.256cm" svg:y="10.894cm" presentation:class="title" presentation:user-transformed="true">
          <draw:text-box>
            <text:p text:style-name="P15"><text:span text:style-name="T12">OWD_TEST_TOOLKIT</text:span></text:p>
          </draw:text-box>
        </draw:frame>
        <draw:line draw:style-name="gr20" draw:text-style-name="P12" draw:layer="layout" svg:x1="9.221cm" svg:y1="13.381cm" svg:x2="15.24cm" svg:y2="13.381cm">
          <text:p/>
        </draw:line>
        <draw:line draw:style-name="gr20" draw:text-style-name="P12" draw:layer="layout" svg:x1="9.221cm" svg:y1="15.159cm" svg:x2="15.24cm" svg:y2="15.159cm">
          <text:p/>
        </draw:line>
        <draw:line draw:style-name="gr20" draw:text-style-name="P12" draw:layer="layout" svg:x1="9.221cm" svg:y1="16.937cm" svg:x2="15.24cm" svg:y2="16.937cm">
          <text:p/>
        </draw:line>
        <draw:line draw:style-name="gr20" draw:text-style-name="P12" draw:layer="layout" svg:x1="9.221cm" svg:y1="18.715cm" svg:x2="15.24cm" svg:y2="18.715cm">
          <text:p/>
        </draw:line>
        <draw:frame draw:style-name="gr21" draw:text-style-name="P18" draw:layer="layout" svg:width="7.97cm" svg:height="0.958cm" svg:x="3.283cm" svg:y="2.794cm">
          <draw:text-box>
            <text:p text:style-name="P17"><text:span text:style-name="T13">./run_tests.sh {</text:span><text:span text:style-name="T14">type</text:span><text:span text:style-name="T15">}</text:span></text:p>
          </draw:text-box>
        </draw:frame>
        <draw:line draw:style-name="gr20" draw:text-style-name="P12" draw:layer="layout" svg:x1="6.096cm" svg:y1="3.832cm" svg:x2="6.096cm" svg:y2="5.334cm">
          <text:p/>
        </draw:line>
        <draw:frame presentation:style-name="pr3" draw:text-style-name="P19" draw:layer="layout" svg:width="25.199cm" svg:height="3.506cm" svg:x="1.401cm" svg:y="-0.204cm" presentation:class="title" presentation:user-transformed="true">
          <draw:text-box>
            <text:p><text:span text:style-name="T16">Running tests</text:span></text:p>
          </draw:text-box>
        </draw:frame>
        <draw:custom-shape draw:style-name="gr22" draw:text-style-name="P20" draw:layer="layout" svg:width="6.604cm" svg:height="2.54cm" svg:x="2.794cm" svg:y="5.334cm">
          <text:p text:style-name="P20"><text:span text:style-name="T17">xref_tests_table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0" draw:text-style-name="P12" draw:layer="layout" svg:x1="6.096cm" svg:y1="7.874cm" svg:x2="6.096cm" svg:y2="9.652cm">
          <text:p/>
        </draw:line>
        <presentation:notes draw:style-name="dp2">
          <draw:page-thumbnail draw:style-name="gr23" draw:layer="layout" svg:width="13.968cm" svg:height="10.476cm" svg:x="3.81cm" svg:y="2.123cm" draw:page-number="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4" draw:text-style-name="P23" draw:layer="layout" svg:width="11.606cm" svg:height="3.301cm" svg:x="1.27cm" svg:y="3.303cm">
          <text:p text:style-name="P22"><text:span text:style-name="T18">#</text:span></text:p>
          <text:p text:style-name="P22"><text:span text:style-name="T18"># Imports which are standard for all test cases.</text:span></text:p>
          <text:p text:style-name="P22"><text:span text:style-name="T18">#</text:span></text:p>
          <text:p text:style-name="P22"><text:span text:style-name="T18">import sys</text:span></text:p>
          <text:p text:style-name="P22"><text:span text:style-name="T18">sys.path.insert(1, "./")</text:span></text:p>
          <text:p text:style-name="P22"><text:span text:style-name="T18">from gaiatest <text:s text:c="2"/>import GaiaTestCase</text:span></text:p>
          <text:p text:style-name="P22"><text:span text:style-name="T18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778cm" svg:x="1.311cm" svg:y="6.858cm">
          <text:p text:style-name="P22"><text:span text:style-name="T19">#</text:span></text:p>
          <text:p text:style-name="P22"><text:span text:style-name="T19"># Imports particular to this test case.</text:span></text:p>
          <text:p text:style-name="P22"><text:span text:style-name="T19">#</text:span></text:p>
          <text:p text:style-name="P22"><text:span text:style-name="T19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521cm" svg:x="1.27cm" svg:y="8.89cm">
          <text:p text:style-name="P22"><text:span text:style-name="T18">class</text:span><text:span text:style-name="T19"> test_99</text:span><text:span text:style-name="T18">(GaiaTestCase):</text:span></text:p>
          <text:p text:style-name="P22"><text:span text:style-name="T19"><text:s text:c="4"/></text:span><text:span text:style-name="T19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4.572cm" svg:x="1.27cm" svg:y="10.668cm">
          <text:p text:style-name="P22"><text:span text:style-name="T19"><text:s text:c="4"/></text:span><text:span text:style-name="T18">def setUp(self):</text:span></text:p>
          <text:p text:style-name="P22"><text:span text:style-name="T19"><text:s text:c="12"/></text:span></text:p>
          <text:p text:style-name="P22"><text:span text:style-name="T19"><text:s text:c="8"/></text:span><text:span text:style-name="T19">#</text:span></text:p>
          <text:p text:style-name="P22"><text:span text:style-name="T19"><text:s text:c="8"/></text:span><text:span text:style-name="T19"># Set up child objects...</text:span></text:p>
          <text:p text:style-name="P22"><text:span text:style-name="T19"><text:s text:c="8"/></text:span><text:span text:style-name="T19">#</text:span></text:p>
          <text:p text:style-name="P22"><text:span text:style-name="T19"><text:s text:c="8"/></text:span><text:span text:style-name="T19"># Standard.</text:span></text:p>
          <text:p text:style-name="P22"><text:span text:style-name="T19"><text:s text:c="8"/></text:span><text:span text:style-name="T19">GaiaTestCase.setUp(self)</text:span></text:p>
          <text:p text:style-name="P22"><text:span text:style-name="T19"><text:s text:c="8"/></text:span><text:span text:style-name="T19">self.UTILS <text:s text:c="5"/>= UTILS(self)</text:span></text:p>
          <text:p text:style-name="P22"><text:span text:style-name="T19"><text:s text:c="8"/></text:span></text:p>
          <text:p text:style-name="P22"><text:span text:style-name="T19"><text:s text:c="8"/></text:span><text:span text:style-name="T19"># Specific for this test.</text:span></text:p>
          <text:p text:style-name="P22"><text:span text:style-name="T19"><text:s text:c="8"/></text:span><text:span text:style-name="T19">self.contacts <text:s text:c="2"/>= Contacts(self)</text:span></text:p>
          <text:p text:style-name="P22"><text:span text:style-name="T19"><text:s text:c="8"/>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1.264cm" svg:x="1.27cm" svg:y="15.494cm">
          <text:p text:style-name="P22"><text:span text:style-name="T18"><text:s text:c="4"/></text:span><text:span text:style-name="T18">def tearDown(self):</text:span></text:p>
          <text:p text:style-name="P22"><text:span text:style-name="T19"><text:s text:c="8"/></text:span><text:span text:style-name="T19">self.UTILS.reportResults()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1.606cm" svg:height="3.505cm" svg:x="1.27cm" svg:y="17.018cm">
          <text:p text:style-name="P22"><text:span text:style-name="T18"><text:s text:c="4"/></text:span><text:span text:style-name="T18">def test_run(self):</text:span></text:p>
          <text:p text:style-name="P22"><text:span text:style-name="T19"><text:s text:c="8"/></text:span><text:span text:style-name="T19">#</text:span></text:p>
          <text:p text:style-name="P22"><text:span text:style-name="T19"><text:s text:c="8"/></text:span><text:span text:style-name="T19"># Launch contacts app.</text:span></text:p>
          <text:p text:style-name="P22"><text:span text:style-name="T19"><text:s text:c="8"/></text:span><text:span text:style-name="T19">#</text:span></text:p>
          <text:p text:style-name="P22"><text:span text:style-name="T19"><text:s text:c="8"/></text:span><text:span text:style-name="T19">self.contacts.launch()</text:span></text:p>
          <text:p text:style-name="P22"><text:span text:style-name="T19"><text:s text:c="8"/></text:span></text:p>
          <text:p text:style-name="P22"><text:span text:style-name="T19"><text:s text:c="8"/></text:span><text:span text:style-name="T19">#</text:span></text:p>
          <text:p text:style-name="P22"><text:span text:style-name="T19"><text:s text:c="8"/></text:span><text:span text:style-name="T19"># Do the tests ...</text:span></text:p>
          <text:p text:style-name="P22"><text:span text:style-name="T19"><text:s text:c="8"/></text:span><text:span text:style-name="T19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2.413cm" svg:height="0.762cm" svg:x="0.465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3.301cm" svg:x="13.208cm" svg:y="3.303cm">
          <text:p text:style-name="P22"><text:span text:style-name="T21">Standard external files required for all tests –</text:span><text:span text:style-name="T22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4.175cm" svg:height="1.778cm" svg:x="13.208cm" svg:y="6.858cm">
          <text:p text:style-name="P22"><text:span text:style-name="T21">External files required for this specific test case (I've used </text:span><text:span text:style-name="T23">app_contacts</text:span><text:span text:style-name="T21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4.175cm" svg:height="1.521cm" svg:x="13.208cm" svg:y="8.89cm">
          <text:p text:style-name="P22"><text:span text:style-name="T21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4.572cm" svg:x="13.208cm" svg:y="10.668cm">
          <text:p text:style-name="P22"><text:span text:style-name="T21">Linking the objects together, such as “contacts” app class (which contains methods relating to that app) and initializing Gaiatest.</text:span></text:p>
          <text:p text:style-name="P22"><text:span text:style-name="T21"/></text:p>
          <text:p text:style-name="P22"><text:span text:style-name="T21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1.264cm" svg:x="13.208cm" svg:y="15.494cm">
          <text:p text:style-name="P22"><text:span text:style-name="T21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4.175cm" svg:height="3.505cm" svg:x="13.208cm" svg:y="17.018cm">
          <text:p text:style-name="P22"><text:span text:style-name="T21">This is where the magic happens! First you launch your application (usually), then start adding tests. Remember: functionality that accesses parts of the application should be in the OWDTestToolkit/</text:span><text:span text:style-name="T24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4.175cm" svg:height="0.762cm" svg:x="13.208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3.301cm" svg:x="0.508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778cm" svg:x="0.51cm" svg:y="6.858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521cm" svg:x="0.508cm" svg:y="8.89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4.572cm" svg:x="0.508cm" svg:y="10.668cm">
          <text:p text:style-name="P12"><text:span text:style-name="T25">4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08cm" svg:y="15.494cm">
          <text:p text:style-name="P12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3.505cm" svg:x="0.508cm" svg:y="17.018cm">
          <text:p text:style-name="P12"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8" draw:layer="layout" svg:width="13.583cm" svg:height="1.119cm" svg:x="7.499cm" svg:y="0.816cm">
          <draw:text-box>
            <text:p><text:span text:style-name="T26">A test case script (owd_test_cases)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8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3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5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3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5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8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0" draw:text-style-name="P31" draw:layer="layout" svg:width="8.382cm" svg:height="5.842cm" svg:x="18.306cm" svg:y="3.048cm">
          <text:p text:style-name="P12"><text:span text:style-name="T30">Contains HTML element</text:span></text:p>
          <text:p text:style-name="P12"><text:span text:style-name="T30">definitions (so they're easy to </text:span></text:p>
          <text:p text:style-name="P12"><text:span text:style-name="T30">find when they change, and</text:span></text:p>
          <text:p text:style-name="P12"><text:span text:style-name="T30">they can be used by more</text:span></text:p>
          <text:p text:style-name="P12"><text:span text:style-name="T30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3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5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30" draw:text-style-name="P31" draw:layer="layout" svg:width="8.382cm" svg:height="5.842cm" svg:x="18.796cm" svg:y="9.906cm">
          <text:p text:style-name="P12"><text:span text:style-name="T30">Methods relating to specific</text:span></text:p>
          <text:p text:style-name="P12"><text:span text:style-name="T30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15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3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30" draw:text-style-name="P31" draw:layer="layout" svg:width="9.906cm" svg:height="5.842cm" svg:x="17.526cm" svg:y="14.478cm">
          <text:p text:style-name="P12"><text:span text:style-name="T30">Methods which can be used by </text:span></text:p>
          <text:p text:style-name="P12"><text:span text:style-name="T30">more than one app, or not related</text:span></text:p>
          <text:p text:style-name="P12"><text:span text:style-name="T30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3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30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5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30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30" draw:text-style-name="P32" draw:layer="layout" svg:width="8.641cm" svg:height="4.48cm" svg:x="18.288cm" svg:y="14.224cm">
          <text:p text:style-name="P12"><text:span text:style-name="T31">apps</text:span><text:span text:style-name="T32"> methods can </text:span></text:p>
          <text:p text:style-name="P12"><text:span text:style-name="T32">use </text:span><text:span text:style-name="T31">utils</text:span><text:span text:style-name="T32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0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17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12" draw:layer="layout" svg:width="4.572cm" svg:height="5.743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9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frame draw:style-name="gr28" draw:text-style-name="P30" draw:layer="layout" svg:width="8.029cm" svg:height="4.769cm" svg:x="6.604cm" svg:y="14.282cm">
          <draw:text-box>
            <text:p><text:span text:style-name="T28">utils</text:span></text:p>
          </draw:text-box>
        </draw:frame>
        <draw:frame draw:style-name="gr29" draw:text-style-name="P30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30" draw:text-style-name="P32" draw:layer="layout" svg:width="8.641cm" svg:height="4.48cm" svg:x="18.796cm" svg:y="15.24cm">
          <text:p text:style-name="P12"><text:span text:style-name="T31">utils</text:span><text:span text:style-name="T32"> methhods should </text:span><text:span text:style-name="T33">never</text:span><text:span text:style-name="T32"> </text:span></text:p>
          <text:p text:style-name="P12"><text:span text:style-name="T32">use </text:span><text:span text:style-name="T31">apps</text:span><text:span text:style-name="T32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13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5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5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5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5" draw:text-style-name="P30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2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13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5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5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03cm" svg:height="0.962cm" svg:x="7.112cm" svg:y="10.668cm">
            <draw:text-box>
              <text:p><text:span text:style-name="T35">iframe</text:span></text:p>
            </draw:text-box>
          </draw:frame>
        </draw:g>
        <draw:g>
          <draw:custom-shape draw:style-name="gr15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5" draw:text-style-name="P30" draw:layer="layout" svg:width="8.029cm" svg:height="4.196cm" svg:x="9.399cm" svg:y="2.408cm">
          <draw:text-box>
            <text:p><text:span text:style-name="T28">utils</text:span></text:p>
          </draw:text-box>
        </draw:frame>
        <draw:custom-shape draw:style-name="gr30" draw:text-style-name="P31" draw:layer="layout" svg:width="9.819cm" svg:height="5.842cm" svg:x="17.867cm" svg:y="0.508cm">
          <text:p text:style-name="P12"><text:span text:style-name="T36">UTILS</text:span><text:span text:style-name="T37"> </text:span><text:span text:style-name="T38">is</text:span><text:span text:style-name="T37"> the class. </text:span></text:p>
          <text:p text:style-name="P12"><text:span text:style-name="T37"/></text:p>
          <text:p text:style-name="P12"><text:span text:style-name="T37">It contains </text:span><text:span text:style-name="T39">all</text:span><text:span text:style-name="T32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3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13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5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5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5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30" draw:text-style-name="P31" draw:layer="layout" svg:width="9.906cm" svg:height="5.842cm" svg:x="17.526cm" svg:y="2.54cm">
          <text:p text:style-name="P12"><text:span text:style-name="T30">(These are just folders which contain</text:span></text:p>
          <text:p text:style-name="P12"><text:span text:style-name="T30">the methods for </text:span><text:span text:style-name="T36">UTILS</text:span><text:span text:style-name="T37">, so it's</text:span></text:p>
          <text:p text:style-name="P12"><text:span text:style-name="T30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0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13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33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5" draw:text-style-name="P33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5" draw:text-style-name="P33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5" draw:text-style-name="P33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30" draw:text-style-name="P31" draw:layer="layout" svg:width="10.668cm" svg:height="5.842cm" svg:x="1.27cm" svg:y="8.382cm">
          <text:p text:style-name="P12"><text:span text:style-name="T30">For example, to call </text:span><text:span text:style-name="T40">quitTest()</text:span><text:span text:style-name="T30">,</text:span></text:p>
          <text:p text:style-name="P12"><text:span text:style-name="T30">you would just use:</text:span></text:p>
          <text:p text:style-name="P12"><text:span text:style-name="T30"/></text:p>
          <text:p text:style-name="P12"><text:span text:style-name="T36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30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23" draw:layer="layout" svg:width="13.968cm" svg:height="10.476cm" svg:x="3.81cm" svg:y="2.123cm" draw:page-number="1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15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3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3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3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presentation:notes draw:style-name="dp2">
          <draw:page-thumbnail draw:style-name="gr23" draw:layer="layout" svg:width="13.968cm" svg:height="10.476cm" svg:x="3.81cm" svg:y="2.123cm" draw:page-number="1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15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3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3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3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30" draw:text-style-name="P31" draw:layer="layout" svg:width="9.819cm" svg:height="5.842cm" svg:x="17.78cm" svg:y="14.478cm">
          <text:p text:style-name="P12"><text:span text:style-name="T36">The folders</text:span><text:span text:style-name="T37"> </text:span><text:span text:style-name="T41">are </text:span><text:span text:style-name="T37">the classes. </text:span></text:p>
          <text:p text:style-name="P12"><text:span text:style-name="T37"/></text:p>
          <text:p text:style-name="P12"><text:span text:style-name="T37">They contain</text:span><text:span text:style-name="T32"> only the </text:span></text:p>
          <text:p text:style-name="P12"><text:span text:style-name="T32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15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3" draw:text-style-name="P33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3" draw:text-style-name="P33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3" draw:text-style-name="P33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5" draw:text-style-name="P30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3" draw:text-style-name="P33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33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1" draw:text-style-name="P34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30" draw:text-style-name="P31" draw:layer="layout" svg:width="9.819cm" svg:height="5.842cm" svg:x="1.27cm" svg:y="12.446cm">
          <text:p text:style-name="P12"><text:span text:style-name="T32">For example, to call </text:span><text:span text:style-name="T42">open_url</text:span></text:p>
          <text:p text:style-name="P12"><text:span text:style-name="T43">you would use:</text:span></text:p>
          <text:p text:style-name="P12"><text:span text:style-name="T43"/></text:p>
          <text:p text:style-name="P12"><text:span text:style-name="T44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3" draw:layer="layout" svg:width="13.968cm" svg:height="10.476cm" svg:x="3.81cm" svg:y="2.123cm" draw:page-number="1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draw:custom-shape draw:style-name="gr24" draw:text-style-name="P24" draw:layer="layout" svg:width="13.762cm" svg:height="2.539cm" svg:x="1.463cm" svg:y="3.303cm">
          <text:p text:style-name="P22"><text:span text:style-name="T19">from OWDTestToolkit.global_imports import *</text:span></text:p>
          <text:p text:style-name="P22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13.762cm" svg:height="1.264cm" svg:x="1.472cm" svg:y="7.626cm">
          <text:p text:style-name="P22"><text:span text:style-name="T19"><text:s text:c="4"/></text:span><text:span text:style-name="T19">def clickOrSomething(self):</text:span></text:p>
          <text:p text:style-name="P22"><text:span text:style-name="T19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14.719cm" svg:height="0.762cm" svg:x="0.508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11.644cm" svg:height="2.539cm" svg:x="15.791cm" svg:y="3.303cm">
          <text:p text:style-name="P22"><text:span text:style-name="T21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1.644cm" svg:height="1.264cm" svg:x="15.782cm" svg:y="7.626cm">
          <text:p text:style-name="P22"><text:span text:style-name="T21">Method to 'do stuff'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1.644cm" svg:height="0.762cm" svg:x="15.791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2.539cm" svg:x="0.551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51cm" svg:y="7.626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13.762cm" svg:height="1.264cm" svg:x="1.481cm" svg:y="6.102cm">
          <text:p text:style-name="P22"><text:span text:style-name="T19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11.644cm" svg:height="1.264cm" svg:x="15.791cm" svg:y="6.102cm">
          <text:p text:style-name="P22"><text:span text:style-name="T21">The class definition (which you reference in section </text:span><text:span text:style-name="T22">4</text:span><text:span text:style-name="T45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506cm" svg:height="1.264cm" svg:x="0.56cm" svg:y="6.102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6.594cm" svg:height="1.119cm" svg:x="11.176cm" svg:y="0.816cm">
          <draw:text-box>
            <text:p><text:span text:style-name="T26">A toolkit method</text:span></text:p>
          </draw:text-box>
        </draw:frame>
        <draw:line draw:style-name="gr36" draw:text-style-name="P12" draw:layer="layout" svg:x1="7.366cm" svg:y1="12.954cm" svg:x2="7.366cm" svg:y2="9.398cm">
          <text:p/>
        </draw:line>
        <draw:frame draw:style-name="gr21" draw:text-style-name="P35" draw:layer="layout" svg:width="7.313cm" svg:height="0.839cm" svg:x="3.81cm" svg:y="12.954cm">
          <draw:text-box>
            <text:p><text:span text:style-name="T46">(The only part that changes.)</text:span></text:p>
          </draw:text-box>
        </draw:frame>
        <draw:custom-shape draw:style-name="gr37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3.968cm" svg:height="10.476cm" svg:x="3.81cm" svg:y="2.123cm" draw:page-number="1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38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1" draw:text-style-name="P28" draw:layer="layout" svg:width="8.046cm" svg:height="1.119cm" svg:x="10.16cm" svg:y="0.817cm">
          <draw:text-box>
            <text:p><text:span text:style-name="T26">Adding to the toolkit</text:span></text:p>
          </draw:text-box>
        </draw:frame>
        <draw:frame draw:style-name="gr39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7">New app class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33"/></text:span><text:span text:style-name="T48">|_ </text:span><text:span text:style-name="T49">__init__.py</text:span></text:p>
            <text:p><text:span text:style-name="T50"/></text:p>
            <text:p><text:span text:style-name="T47">New app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40"/></text:span><text:span text:style-name="T48">|_ </text:span><text:span text:style-name="T51">&lt;class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50"/></text:p>
            <text:p><text:span text:style-name="T47">New utils folder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50"/></text:p>
            <text:p><text:span text:style-name="T47">New utils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utils/</text:span></text:p>
            <text:p><text:span text:style-name="T48"><text:s text:c="40"/></text:span><text:span text:style-name="T48">|_ </text:span><text:span text:style-name="T51">&lt;folder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49"/></text:p>
            <text:p><text:span text:style-name="T53"/></text:p>
            <text:p text:style-name="P12"><text:span text:style-name="T54">(</text:span><text:span text:style-name="T55">NOTE:</text:span><text:span text:style-name="T54"> To use or test your changes, you will need to run “./install.sh” again.)</text:span></text:p>
            <text:p><text:span text:style-name="T56"/></text:p>
          </draw:text-box>
        </draw:frame>
        <presentation:notes draw:style-name="dp2">
          <draw:page-thumbnail draw:style-name="gr2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10T10:41:02</dc:date>
    <meta:editing-duration>PT10H36M51S</meta:editing-duration>
    <meta:editing-cycles>180</meta:editing-cycles>
    <meta:generator>LibreOffice/3.5$Linux_x86 LibreOffice_project/350m1$Build-2</meta:generator>
    <meta:document-statistic meta:object-count="366"/>
  </office:meta>
</office:document-meta>
</file>